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2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1">
        <text:list-item>
          <text:p text:style-name="P1">Enhance a Mediawiki installation with fine-grained permissions</text:p>
        </text:list-item>
        <text:list-item>
          <text:p text:style-name="P1">Enhance remote management capabilities</text:p>
        </text:list-item>
        <text:list-item>
          <text:p text:style-name="P1">Implement a simple to operate replication system</text:p>
        </text:list-item>
        <text:list-item>
          <text:p text:style-name="P1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9">Its permission functionality isn't fine-grained enough (e,g, not name-space-level)</text:p>
        </text:list-item>
        <text:list-item>
          <text:p text:style-name="P9">Out-of-box permissions allocated to the different user groups are not appropriate for business-grade operations (e.g. Everything is opened for 'read' access)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7$Build-9157</meta:generator>
    <meta:creation-date>2007-06-04T12:46:34</meta:creation-date>
    <dc:date>2007-06-04T12:56:24</dc:date>
    <dc:language>en-US</dc:language>
    <meta:editing-cycles>14</meta:editing-cycles>
    <meta:editing-duration>PT8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97" meta:character-count="687"/>
  </office:meta>
</office:document-meta>
</file>